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380978515855375869" text:style-name="L1">
        <text:list-item>
          <text:list>
            <text:list-header>
              <text:p text:style-name="P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6">27.75 miles in the past week <text:s/></text:p>
      <text:p text:style-name="P9"><text:soft-page-break/><text:span text:style-name="T2">Sat 7/29/2017 </text:span>no running</text:p>
      <text:p text:style-name="P10">I am resting my leg. </text:p>
      <text:p text:style-name="P10"/>
      <text:p text:style-name="P10">Sun 7/30/2017 <text:span text:style-name="T1">3.1 miles</text:span></text:p>
      <text:p text:style-name="P10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10"/>
      <text:p text:style-name="P10">Mon 7/31/2017 <text:span text:style-name="T1">no running</text:span></text:p>
      <text:p text:style-name="P10">I am resting my leg. </text:p>
      <text:p text:style-name="P10"><text:s/></text:p>
      <text:p text:style-name="P10">Tues 8/1/2017 <text:span text:style-name="T1">3.6 miles</text:span> </text:p>
      <text:p text:style-name="P10">I rode a bike with wide tires and no gears 11 miles and averaged 4:34/mile. <text:s/>My left thigh seems to be getting better and I felt better riding today than two days ago.</text:p>
      <text:p text:style-name="P10"/>
      <text:p text:style-name="P10">Wed 8/2/2017 <text:span text:style-name="T1">4.25 miles</text:span></text:p>
      <text:p text:style-name="P10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10"/>
      <text:p text:style-name="P10">Thurs 8/3/2017 <text:span text:style-name="T1">4 miles</text:span></text:p>
      <text:p text:style-name="P10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10"/>
      <text:p text:style-name="P10">Fri 8/4/2017 <text:span text:style-name="T1">5.5 miles</text:span></text:p>
      <text:p text:style-name="P10">I rode easily 4.2 miles on the same bike that I have been using and rested a while. Then I ran 4 miles including 2.5 miles on the Lavalette boardwalk. The mile splits were </text:p>
      <text:p text:style-name="P10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10">1 massaging every day</text:p>
      <text:p text:style-name="P10">2 applying a heated rice bag to the sore area about 6 times</text:p>
      <text:p text:style-name="P10">3 resting more days than usual</text:p>
      <text:p text:style-name="P10">4 riding a bike four times </text:p>
      <text:p text:style-name="P10">5 quite a few walking and running workouts</text:p>
      <text:p text:style-name="P10">6 going into the ocean waves about 5 times.</text:p>
      <text:p text:style-name="P10"/>
      <text:p text:style-name="P8">20.5 miles in the p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4T11:58:27.98</dc:date>
    <dc:creator>James Lombardi</dc:creator>
    <meta:editing-duration>PT9H51M13S</meta:editing-duration>
    <meta:editing-cycles>62</meta:editing-cycles>
    <meta:generator>OpenOffice/4.1.2$Win32 OpenOffice.org_project/412m3$Build-9782</meta:generator>
    <meta:document-statistic meta:table-count="0" meta:image-count="0" meta:object-count="0" meta:page-count="3" meta:paragraph-count="62" meta:word-count="1146" meta:character-count="5962"/>
  </office:meta>
</office:document-meta>
</file>